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24.38mm"/>
    </style:style>
    <style:style style:name="co5" style:family="table-column">
      <style:table-column-properties fo:break-before="auto" style:column-width="29.92mm"/>
    </style:style>
    <style:style style:name="co6" style:family="table-column">
      <style:table-column-properties fo:break-before="auto" style:column-width="23.83mm"/>
    </style:style>
    <style:style style:name="co7" style:family="table-column">
      <style:table-column-properties fo:break-before="auto" style:column-width="21.89mm"/>
    </style:style>
    <style:style style:name="co8" style:family="table-column">
      <style:table-column-properties fo:break-before="auto" style:column-width="35.15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8.89mm"/>
    </style:style>
    <style:style style:name="co11" style:family="table-column">
      <style:table-column-properties fo:break-before="auto" style:column-width="34.61mm"/>
    </style:style>
    <style:style style:name="co12" style:family="table-column">
      <style:table-column-properties fo:break-before="auto" style:column-width="26.0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log_Selection_030617_19252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electionTime</text:p>
          </table:table-cell>
          <table:table-cell office:value-type="string" calcext:value-type="string">
            <text:p>selectedObj</text:p>
          </table:table-cell>
          <table:table-cell office:value-type="string" calcext:value-type="string">
            <text:p>smoothCorrel</text:p>
          </table:table-cell>
          <table:table-cell office:value-type="string" calcext:value-type="string">
            <text:p>speedInDegPerS</text:p>
          </table:table-cell>
          <table:table-cell office:value-type="string" calcext:value-type="string">
            <text:p>radiusInUnits</text:p>
          </table:table-cell>
          <table:table-cell office:value-type="string" calcext:value-type="string">
            <text:p>radiusInDeg</text:p>
          </table:table-cell>
          <table:table-cell office:value-type="string" calcext:value-type="string">
            <text:p>corrThreshol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rrAverageWindow</text:p>
          </table:table-cell>
          <table:table-cell office:value-type="string" calcext:value-type="string">
            <text:p>corrFrequency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02.0482708" calcext:value-type="float">
            <text:p>102,0482708</text:p>
          </table:table-cell>
          <table:table-cell office:value-type="float" office:value="1.5200872" calcext:value-type="float">
            <text:p>1,5200872</text:p>
          </table:table-cell>
          <table:table-cell office:value-type="float" office:value="4" calcext:value-type="float">
            <text:p>4</text:p>
          </table:table-cell>
          <table:table-cell office:value-type="float" office:value="0.9035737" calcext:value-type="float">
            <text:p>0,9035737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0.5" calcext:value-type="float">
            <text:p>0,5</text:p>
          </table:table-cell>
          <table:table-cell office:value-type="float" office:value="9.718668" calcext:value-type="float">
            <text:p>9,718668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99.3546366" calcext:value-type="float">
            <text:p>99,3546366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213.9047532" calcext:value-type="float">
            <text:p>213,9047532</text:p>
          </table:table-cell>
          <table:table-cell office:value-type="float" office:value="82.6932249" calcext:value-type="float">
            <text:p>82,6932249</text:p>
          </table:table-cell>
          <table:table-cell office:value-type="float" office:value="1" calcext:value-type="float">
            <text:p>1</text:p>
          </table:table-cell>
          <table:table-cell office:value-type="float" office:value="0.2100364" calcext:value-type="float">
            <text:p>0,2100364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0.5" calcext:value-type="float">
            <text:p>0,5</text:p>
          </table:table-cell>
          <table:table-cell office:value-type="float" office:value="9.718676" calcext:value-type="float">
            <text:p>9,71867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130.0599712" calcext:value-type="float">
            <text:p>130,0599712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491.8292784" calcext:value-type="float">
            <text:p>491,8292784</text:p>
          </table:table-cell>
          <table:table-cell office:value-type="float" office:value="17.9078832" calcext:value-type="float">
            <text:p>17,9078832</text:p>
          </table:table-cell>
          <table:table-cell office:value-type="float" office:value="4" calcext:value-type="float">
            <text:p>4</text:p>
          </table:table-cell>
          <table:table-cell office:value-type="float" office:value="0.345656" calcext:value-type="float">
            <text:p>0,345656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0.5" calcext:value-type="float">
            <text:p>0,5</text:p>
          </table:table-cell>
          <table:table-cell office:value-type="float" office:value="9.718676" calcext:value-type="float">
            <text:p>9,71867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468.371223" calcext:value-type="float">
            <text:p>468,371223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79.159184" calcext:value-type="float">
            <text:p>79,159184</text:p>
          </table:table-cell>
          <table:table-cell office:value-type="float" office:value="2.6305009" calcext:value-type="float">
            <text:p>2,6305009</text:p>
          </table:table-cell>
          <table:table-cell office:value-type="float" office:value="3" calcext:value-type="float">
            <text:p>3</text:p>
          </table:table-cell>
          <table:table-cell office:value-type="float" office:value="0.9430955" calcext:value-type="float">
            <text:p>0,9430955</text:p>
          </table:table-cell>
          <table:table-cell office:value-type="float" office:value="14.8969" calcext:value-type="float">
            <text:p>14,8969</text:p>
          </table:table-cell>
          <table:table-cell office:value-type="float" office:value="1.5" calcext:value-type="float">
            <text:p>1,5</text:p>
          </table:table-cell>
          <table:table-cell office:value-type="float" office:value="28.6212" calcext:value-type="float">
            <text:p>28,6212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4.852843" calcext:value-type="float">
            <text:p>4,852843</text:p>
          </table:table-cell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285.1247617" calcext:value-type="float">
            <text:p>285,1247617</text:p>
          </table:table-cell>
          <table:table-cell office:value-type="float" office:value="37.4638485" calcext:value-type="float">
            <text:p>37,4638485</text:p>
          </table:table-cell>
          <table:table-cell office:value-type="float" office:value="2" calcext:value-type="float">
            <text:p>2</text:p>
          </table:table-cell>
          <table:table-cell office:value-type="float" office:value="0.1577207" calcext:value-type="float">
            <text:p>0,1577207</text:p>
          </table:table-cell>
          <table:table-cell office:value-type="float" office:value="14.8969" calcext:value-type="float">
            <text:p>14,8969</text:p>
          </table:table-cell>
          <table:table-cell office:value-type="float" office:value="1.5" calcext:value-type="float">
            <text:p>1,5</text:p>
          </table:table-cell>
          <table:table-cell office:value-type="float" office:value="28.62121" calcext:value-type="float">
            <text:p>28,6212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242.760685" calcext:value-type="float">
            <text:p>242,760685</text:p>
          </table:table-cell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382.9846306" calcext:value-type="float">
            <text:p>382,9846306</text:p>
          </table:table-cell>
          <table:table-cell office:value-type="float" office:value="18.1284653" calcext:value-type="float">
            <text:p>18,1284653</text:p>
          </table:table-cell>
          <table:table-cell office:value-type="float" office:value="1" calcext:value-type="float">
            <text:p>1</text:p>
          </table:table-cell>
          <table:table-cell office:value-type="float" office:value="0.4621811" calcext:value-type="float">
            <text:p>0,4621811</text:p>
          </table:table-cell>
          <table:table-cell office:value-type="float" office:value="14.8969" calcext:value-type="float">
            <text:p>14,8969</text:p>
          </table:table-cell>
          <table:table-cell office:value-type="float" office:value="1.5" calcext:value-type="float">
            <text:p>1,5</text:p>
          </table:table-cell>
          <table:table-cell office:value-type="float" office:value="28.62119" calcext:value-type="float">
            <text:p>28,621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358.8485857" calcext:value-type="float">
            <text:p>358,8485857</text:p>
          </table:table-cell>
          <table:table-cell office:value-type="float" office:value="1.5" calcext:value-type="float">
            <text:p>1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110.2264846" calcext:value-type="float">
            <text:p>110,2264846</text:p>
          </table:table-cell>
          <table:table-cell office:value-type="float" office:value="6.6702094" calcext:value-type="float">
            <text:p>6,6702094</text:p>
          </table:table-cell>
          <table:table-cell office:value-type="float" office:value="1" calcext:value-type="float">
            <text:p>1</text:p>
          </table:table-cell>
          <table:table-cell office:value-type="float" office:value="0.9180634" calcext:value-type="float">
            <text:p>0,9180634</text:p>
          </table:table-cell>
          <table:table-cell office:value-type="float" office:value="8.938142" calcext:value-type="float">
            <text:p>8,938142</text:p>
          </table:table-cell>
          <table:table-cell office:value-type="float" office:value="2.5" calcext:value-type="float">
            <text:p>2,5</text:p>
          </table:table-cell>
          <table:table-cell office:value-type="float" office:value="46.07932" calcext:value-type="float">
            <text:p>46,07932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102.0677276" calcext:value-type="float">
            <text:p>102,0677276</text:p>
          </table:table-cell>
          <table:table-cell office:value-type="float" office:value="2.5" calcext:value-type="float">
            <text:p>2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242.7272203" calcext:value-type="float">
            <text:p>242,7272203</text:p>
          </table:table-cell>
          <table:table-cell office:value-type="float" office:value="23.192466" calcext:value-type="float">
            <text:p>23,192466</text:p>
          </table:table-cell>
          <table:table-cell office:value-type="float" office:value="3" calcext:value-type="float">
            <text:p>3</text:p>
          </table:table-cell>
          <table:table-cell office:value-type="float" office:value="0.9269275" calcext:value-type="float">
            <text:p>0,9269275</text:p>
          </table:table-cell>
          <table:table-cell office:value-type="float" office:value="8.938142" calcext:value-type="float">
            <text:p>8,938142</text:p>
          </table:table-cell>
          <table:table-cell office:value-type="float" office:value="2.5" calcext:value-type="float">
            <text:p>2,5</text:p>
          </table:table-cell>
          <table:table-cell office:value-type="float" office:value="46.07932" calcext:value-type="float">
            <text:p>46,07932</text:p>
          </table:table-cell>
          <table:table-cell office:value-type="float" office:value="0.9" calcext:value-type="float">
            <text:p>0,9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213.9250125" calcext:value-type="float">
            <text:p>213,9250125</text:p>
          </table:table-cell>
          <table:table-cell office:value-type="float" office:value="2.5" calcext:value-type="float">
            <text:p>2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358.8235156" calcext:value-type="float">
            <text:p>358,8235156</text:p>
          </table:table-cell>
          <table:table-cell office:value-type="float" office:value="31.441698" calcext:value-type="float">
            <text:p>31,441698</text:p>
          </table:table-cell>
          <table:table-cell office:value-type="float" office:value="1" calcext:value-type="float">
            <text:p>1</text:p>
          </table:table-cell>
          <table:table-cell office:value-type="float" office:value="0.4106663" calcext:value-type="float">
            <text:p>0,4106663</text:p>
          </table:table-cell>
          <table:table-cell office:value-type="float" office:value="8.938142" calcext:value-type="float">
            <text:p>8,938142</text:p>
          </table:table-cell>
          <table:table-cell office:value-type="float" office:value="2.5" calcext:value-type="float">
            <text:p>2,5</text:p>
          </table:table-cell>
          <table:table-cell office:value-type="float" office:value="46.07932" calcext:value-type="float">
            <text:p>46,0793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285.1453252" calcext:value-type="float">
            <text:p>285,1453252</text:p>
          </table:table-cell>
          <table:table-cell office:value-type="float" office:value="2.5" calcext:value-type="float">
            <text:p>2,5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87.066872" calcext:value-type="float">
            <text:p>87,066872</text:p>
          </table:table-cell>
          <table:table-cell office:value-type="float" office:value="3.2260273" calcext:value-type="float">
            <text:p>3,2260273</text:p>
          </table:table-cell>
          <table:table-cell office:value-type="float" office:value="1" calcext:value-type="float">
            <text:p>1</text:p>
          </table:table-cell>
          <table:table-cell office:value-type="float" office:value="0.9207591" calcext:value-type="float">
            <text:p>0,9207591</text:p>
          </table:table-cell>
          <table:table-cell office:value-type="float" office:value="134.0721" calcext:value-type="float">
            <text:p>134,0721</text:p>
          </table:table-cell>
          <table:table-cell office:value-type="float" office:value="0.5" calcext:value-type="float">
            <text:p>0,5</text:p>
          </table:table-cell>
          <table:table-cell office:value-type="float" office:value="9.718689" calcext:value-type="float">
            <text:p>9,718689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82.3977642" calcext:value-type="float">
            <text:p>82,3977642</text:p>
          </table:table-cell>
          <table:table-cell office:value-type="float" office:value="0.5" calcext:value-type="float">
            <text:p>0,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26.900844" calcext:value-type="float">
            <text:p>126,900844</text:p>
          </table:table-cell>
          <table:table-cell office:value-type="float" office:value="7.1596216" calcext:value-type="float">
            <text:p>7,1596216</text:p>
          </table:table-cell>
          <table:table-cell office:value-type="float" office:value="2" calcext:value-type="float">
            <text:p>2</text:p>
          </table:table-cell>
          <table:table-cell office:value-type="float" office:value="0.9109641" calcext:value-type="float">
            <text:p>0,9109641</text:p>
          </table:table-cell>
          <table:table-cell office:value-type="float" office:value="134.0721" calcext:value-type="float">
            <text:p>134,0721</text:p>
          </table:table-cell>
          <table:table-cell office:value-type="float" office:value="0.5" calcext:value-type="float">
            <text:p>0,5</text:p>
          </table:table-cell>
          <table:table-cell office:value-type="float" office:value="9.718681" calcext:value-type="float">
            <text:p>9,718681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118.6877268" calcext:value-type="float">
            <text:p>118,6877268</text:p>
          </table:table-cell>
          <table:table-cell office:value-type="float" office:value="0.5" calcext:value-type="float">
            <text:p>0,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414.9914051" calcext:value-type="float">
            <text:p>414,9914051</text:p>
          </table:table-cell>
          <table:table-cell office:value-type="float" office:value="7.4536848" calcext:value-type="float">
            <text:p>7,4536848</text:p>
          </table:table-cell>
          <table:table-cell office:value-type="float" office:value="4" calcext:value-type="float">
            <text:p>4</text:p>
          </table:table-cell>
          <table:table-cell office:value-type="float" office:value="0.9325365" calcext:value-type="float">
            <text:p>0,9325365</text:p>
          </table:table-cell>
          <table:table-cell office:value-type="float" office:value="134.0721" calcext:value-type="float">
            <text:p>134,0721</text:p>
          </table:table-cell>
          <table:table-cell office:value-type="float" office:value="0.5" calcext:value-type="float">
            <text:p>0,5</text:p>
          </table:table-cell>
          <table:table-cell office:value-type="float" office:value="9.718676" calcext:value-type="float">
            <text:p>9,718676</text:p>
          </table:table-cell>
          <table:table-cell office:value-type="float" office:value="0.9" calcext:value-type="float">
            <text:p>0,9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406.1726914" calcext:value-type="float">
            <text:p>406,1726914</text:p>
          </table:table-cell>
          <table:table-cell office:value-type="float" office:value="0.5" calcext:value-type="float">
            <text:p>0,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99.333767" calcext:value-type="float">
            <text:p>99,333767</text:p>
          </table:table-cell>
          <table:table-cell office:value-type="float" office:value="1.9230769" calcext:value-type="float">
            <text:p>1,9230769</text:p>
          </table:table-cell>
          <table:table-cell office:value-type="float" office:value="4" calcext:value-type="float">
            <text:p>4</text:p>
          </table:table-cell>
          <table:table-cell office:value-type="float" office:value="0.9250506" calcext:value-type="float">
            <text:p>0,9250506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1.5" calcext:value-type="float">
            <text:p>1,5</text:p>
          </table:table-cell>
          <table:table-cell office:value-type="float" office:value="28.6212" calcext:value-type="float">
            <text:p>28,6212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96.2376334" calcext:value-type="float">
            <text:p>96,2376334</text:p>
          </table:table-cell>
          <table:table-cell office:value-type="float" office:value="1.5" calcext:value-type="float">
            <text:p>1,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30.0404102" calcext:value-type="float">
            <text:p>130,0404102</text:p>
          </table:table-cell>
          <table:table-cell office:value-type="float" office:value="1.932462" calcext:value-type="float">
            <text:p>1,932462</text:p>
          </table:table-cell>
          <table:table-cell office:value-type="float" office:value="4" calcext:value-type="float">
            <text:p>4</text:p>
          </table:table-cell>
          <table:table-cell office:value-type="float" office:value="0.9207103" calcext:value-type="float">
            <text:p>0,9207103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1.5" calcext:value-type="float">
            <text:p>1,5</text:p>
          </table:table-cell>
          <table:table-cell office:value-type="float" office:value="28.6212" calcext:value-type="float">
            <text:p>28,6212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126.9218447" calcext:value-type="float">
            <text:p>126,9218447</text:p>
          </table:table-cell>
          <table:table-cell office:value-type="float" office:value="1.5" calcext:value-type="float">
            <text:p>1,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497.4563938" calcext:value-type="float">
            <text:p>497,4563938</text:p>
          </table:table-cell>
          <table:table-cell office:value-type="float" office:value="1.720003" calcext:value-type="float">
            <text:p>1,720003</text:p>
          </table:table-cell>
          <table:table-cell office:value-type="float" office:value="4" calcext:value-type="float">
            <text:p>4</text:p>
          </table:table-cell>
          <table:table-cell office:value-type="float" office:value="0.8007798" calcext:value-type="float">
            <text:p>0,8007798</text:p>
          </table:table-cell>
          <table:table-cell office:value-type="float" office:value="44.69071" calcext:value-type="float">
            <text:p>44,69071</text:p>
          </table:table-cell>
          <table:table-cell office:value-type="float" office:value="1.5" calcext:value-type="float">
            <text:p>1,5</text:p>
          </table:table-cell>
          <table:table-cell office:value-type="float" office:value="28.62119" calcext:value-type="float">
            <text:p>28,62119</text:p>
          </table:table-cell>
          <table:table-cell office:value-type="float" office:value="0.8" calcext:value-type="float">
            <text:p>0,8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491.8472687" calcext:value-type="float">
            <text:p>491,8472687</text:p>
          </table:table-cell>
          <table:table-cell office:value-type="float" office:value="1.5" calcext:value-type="float">
            <text:p>1,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13.7786771" calcext:value-type="float">
            <text:p>113,7786771</text:p>
          </table:table-cell>
          <table:table-cell office:value-type="float" office:value="2.8281934" calcext:value-type="float">
            <text:p>2,8281934</text:p>
          </table:table-cell>
          <table:table-cell office:value-type="float" office:value="1" calcext:value-type="float">
            <text:p>1</text:p>
          </table:table-cell>
          <table:table-cell office:value-type="float" office:value="0.9331639" calcext:value-type="float">
            <text:p>0,9331639</text:p>
          </table:table-cell>
          <table:table-cell office:value-type="float" office:value="26.81442" calcext:value-type="float">
            <text:p>26,81442</text:p>
          </table:table-cell>
          <table:table-cell office:value-type="float" office:value="2.5" calcext:value-type="float">
            <text:p>2,5</text:p>
          </table:table-cell>
          <table:table-cell office:value-type="float" office:value="46.07932" calcext:value-type="float">
            <text:p>46,07932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110.2449478" calcext:value-type="float">
            <text:p>110,2449478</text:p>
          </table:table-cell>
          <table:table-cell office:value-type="float" office:value="2.5" calcext:value-type="float">
            <text:p>2,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394.2733809" calcext:value-type="float">
            <text:p>394,2733809</text:p>
          </table:table-cell>
          <table:table-cell office:value-type="float" office:value="3.2350596" calcext:value-type="float">
            <text:p>3,2350596</text:p>
          </table:table-cell>
          <table:table-cell office:value-type="float" office:value="1" calcext:value-type="float">
            <text:p>1</text:p>
          </table:table-cell>
          <table:table-cell office:value-type="float" office:value="0.9232671" calcext:value-type="float">
            <text:p>0,9232671</text:p>
          </table:table-cell>
          <table:table-cell office:value-type="float" office:value="26.81442" calcext:value-type="float">
            <text:p>26,81442</text:p>
          </table:table-cell>
          <table:table-cell office:value-type="float" office:value="2.5" calcext:value-type="float">
            <text:p>2,5</text:p>
          </table:table-cell>
          <table:table-cell office:value-type="float" office:value="46.07932" calcext:value-type="float">
            <text:p>46,07932</text:p>
          </table:table-cell>
          <table:table-cell office:value-type="float" office:value="0.9" calcext:value-type="float">
            <text:p>0,9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389.5108403" calcext:value-type="float">
            <text:p>389,5108403</text:p>
          </table:table-cell>
          <table:table-cell office:value-type="float" office:value="2.5" calcext:value-type="float">
            <text:p>2,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406.1542627" calcext:value-type="float">
            <text:p>406,1542627</text:p>
          </table:table-cell>
          <table:table-cell office:value-type="float" office:value="3.0281549" calcext:value-type="float">
            <text:p>3,0281549</text:p>
          </table:table-cell>
          <table:table-cell office:value-type="float" office:value="4" calcext:value-type="float">
            <text:p>4</text:p>
          </table:table-cell>
          <table:table-cell office:value-type="float" office:value="0.9271371" calcext:value-type="float">
            <text:p>0,9271371</text:p>
          </table:table-cell>
          <table:table-cell office:value-type="float" office:value="26.81442" calcext:value-type="float">
            <text:p>26,81442</text:p>
          </table:table-cell>
          <table:table-cell office:value-type="float" office:value="2.5" calcext:value-type="float">
            <text:p>2,5</text:p>
          </table:table-cell>
          <table:table-cell office:value-type="float" office:value="46.07932" calcext:value-type="float">
            <text:p>46,07932</text:p>
          </table:table-cell>
          <table:table-cell office:value-type="float" office:value="0.9" calcext:value-type="float">
            <text:p>0,9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401.5296228" calcext:value-type="float">
            <text:p>401,5296228</text:p>
          </table:table-cell>
          <table:table-cell office:value-type="float" office:value="2.5" calcext:value-type="float">
            <text:p>2,5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91.9610024" calcext:value-type="float">
            <text:p>91,9610024</text:p>
          </table:table-cell>
          <table:table-cell office:value-type="float" office:value="3.4280851" calcext:value-type="float">
            <text:p>3,4280851</text:p>
          </table:table-cell>
          <table:table-cell office:value-type="float" office:value="4" calcext:value-type="float">
            <text:p>4</text:p>
          </table:table-cell>
          <table:table-cell office:value-type="float" office:value="0.9068622" calcext:value-type="float">
            <text:p>0,9068622</text:p>
          </table:table-cell>
          <table:table-cell office:value-type="float" office:value="224.5995" calcext:value-type="float">
            <text:p>224,5995</text:p>
          </table:table-cell>
          <table:table-cell office:value-type="float" office:value="0.5" calcext:value-type="float">
            <text:p>0,5</text:p>
          </table:table-cell>
          <table:table-cell office:value-type="float" office:value="9.718676" calcext:value-type="float">
            <text:p>9,718676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87.0889304" calcext:value-type="float">
            <text:p>87,0889304</text:p>
          </table:table-cell>
          <table:table-cell office:value-type="float" office:value="0.5" calcext:value-type="float">
            <text:p>0,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389.488775" calcext:value-type="float">
            <text:p>389,488775</text:p>
          </table:table-cell>
          <table:table-cell office:value-type="float" office:value="2.7269377" calcext:value-type="float">
            <text:p>2,7269377</text:p>
          </table:table-cell>
          <table:table-cell office:value-type="float" office:value="2" calcext:value-type="float">
            <text:p>2</text:p>
          </table:table-cell>
          <table:table-cell office:value-type="float" office:value="0.9238501" calcext:value-type="float">
            <text:p>0,9238501</text:p>
          </table:table-cell>
          <table:table-cell office:value-type="float" office:value="224.5995" calcext:value-type="float">
            <text:p>224,5995</text:p>
          </table:table-cell>
          <table:table-cell office:value-type="float" office:value="0.5" calcext:value-type="float">
            <text:p>0,5</text:p>
          </table:table-cell>
          <table:table-cell office:value-type="float" office:value="9.718681" calcext:value-type="float">
            <text:p>9,718681</text:p>
          </table:table-cell>
          <table:table-cell office:value-type="float" office:value="0.9" calcext:value-type="float">
            <text:p>0,9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383.0061425" calcext:value-type="float">
            <text:p>383,0061425</text:p>
          </table:table-cell>
          <table:table-cell office:value-type="float" office:value="0.5" calcext:value-type="float">
            <text:p>0,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500.9320849" calcext:value-type="float">
            <text:p>500,9320849</text:p>
          </table:table-cell>
          <table:table-cell office:value-type="float" office:value="1.4311234" calcext:value-type="float">
            <text:p>1,4311234</text:p>
          </table:table-cell>
          <table:table-cell office:value-type="float" office:value="3" calcext:value-type="float">
            <text:p>3</text:p>
          </table:table-cell>
          <table:table-cell office:value-type="float" office:value="0.8147123" calcext:value-type="float">
            <text:p>0,8147123</text:p>
          </table:table-cell>
          <table:table-cell office:value-type="float" office:value="224.5995" calcext:value-type="float">
            <text:p>224,5995</text:p>
          </table:table-cell>
          <table:table-cell office:value-type="float" office:value="0.5" calcext:value-type="float">
            <text:p>0,5</text:p>
          </table:table-cell>
          <table:table-cell office:value-type="float" office:value="9.718668" calcext:value-type="float">
            <text:p>9,718668</text:p>
          </table:table-cell>
          <table:table-cell office:value-type="float" office:value="0.8" calcext:value-type="float">
            <text:p>0,8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497.4894628" calcext:value-type="float">
            <text:p>497,4894628</text:p>
          </table:table-cell>
          <table:table-cell office:value-type="float" office:value="0.5" calcext:value-type="float">
            <text:p>0,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82.3772717" calcext:value-type="float">
            <text:p>82,3772717</text:p>
          </table:table-cell>
          <table:table-cell office:value-type="float" office:value="1.7205337" calcext:value-type="float">
            <text:p>1,7205337</text:p>
          </table:table-cell>
          <table:table-cell office:value-type="float" office:value="4" calcext:value-type="float">
            <text:p>4</text:p>
          </table:table-cell>
          <table:table-cell office:value-type="float" office:value="0.967584" calcext:value-type="float">
            <text:p>0,967584</text:p>
          </table:table-cell>
          <table:table-cell office:value-type="float" office:value="74.86649" calcext:value-type="float">
            <text:p>74,86649</text:p>
          </table:table-cell>
          <table:table-cell office:value-type="float" office:value="1.5" calcext:value-type="float">
            <text:p>1,5</text:p>
          </table:table-cell>
          <table:table-cell office:value-type="float" office:value="28.62121" calcext:value-type="float">
            <text:p>28,62121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79.1806992" calcext:value-type="float">
            <text:p>79,1806992</text:p>
          </table:table-cell>
          <table:table-cell office:value-type="float" office:value="1.5" calcext:value-type="float">
            <text:p>1,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118.6571371" calcext:value-type="float">
            <text:p>118,6571371</text:p>
          </table:table-cell>
          <table:table-cell office:value-type="float" office:value="3.6304308" calcext:value-type="float">
            <text:p>3,6304308</text:p>
          </table:table-cell>
          <table:table-cell office:value-type="float" office:value="1" calcext:value-type="float">
            <text:p>1</text:p>
          </table:table-cell>
          <table:table-cell office:value-type="float" office:value="0.9473432" calcext:value-type="float">
            <text:p>0,9473432</text:p>
          </table:table-cell>
          <table:table-cell office:value-type="float" office:value="74.86649" calcext:value-type="float">
            <text:p>74,86649</text:p>
          </table:table-cell>
          <table:table-cell office:value-type="float" office:value="1.5" calcext:value-type="float">
            <text:p>1,5</text:p>
          </table:table-cell>
          <table:table-cell office:value-type="float" office:value="28.6212" calcext:value-type="float">
            <text:p>28,6212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113.7966285" calcext:value-type="float">
            <text:p>113,7966285</text:p>
          </table:table-cell>
          <table:table-cell office:value-type="float" office:value="1.5" calcext:value-type="float">
            <text:p>1,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417.8135288" calcext:value-type="float">
            <text:p>417,8135288</text:p>
          </table:table-cell>
          <table:table-cell office:value-type="float" office:value="1.5190747" calcext:value-type="float">
            <text:p>1,5190747</text:p>
          </table:table-cell>
          <table:table-cell office:value-type="float" office:value="4" calcext:value-type="float">
            <text:p>4</text:p>
          </table:table-cell>
          <table:table-cell office:value-type="float" office:value="0.9026634" calcext:value-type="float">
            <text:p>0,9026634</text:p>
          </table:table-cell>
          <table:table-cell office:value-type="float" office:value="74.86649" calcext:value-type="float">
            <text:p>74,86649</text:p>
          </table:table-cell>
          <table:table-cell office:value-type="float" office:value="1.5" calcext:value-type="float">
            <text:p>1,5</text:p>
          </table:table-cell>
          <table:table-cell office:value-type="float" office:value="28.6212" calcext:value-type="float">
            <text:p>28,6212</text:p>
          </table:table-cell>
          <table:table-cell office:value-type="float" office:value="0.9" calcext:value-type="float">
            <text:p>0,9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415.0084506" calcext:value-type="float">
            <text:p>415,0084506</text:p>
          </table:table-cell>
          <table:table-cell office:value-type="float" office:value="1.5" calcext:value-type="float">
            <text:p>1,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96.219637" calcext:value-type="float">
            <text:p>96,219637</text:p>
          </table:table-cell>
          <table:table-cell office:value-type="float" office:value="3.2311069" calcext:value-type="float">
            <text:p>3,2311069</text:p>
          </table:table-cell>
          <table:table-cell office:value-type="float" office:value="2" calcext:value-type="float">
            <text:p>2</text:p>
          </table:table-cell>
          <table:table-cell office:value-type="float" office:value="0.9075971" calcext:value-type="float">
            <text:p>0,9075971</text:p>
          </table:table-cell>
          <table:table-cell office:value-type="float" office:value="44.91989" calcext:value-type="float">
            <text:p>44,91989</text:p>
          </table:table-cell>
          <table:table-cell office:value-type="float" office:value="2.5" calcext:value-type="float">
            <text:p>2,5</text:p>
          </table:table-cell>
          <table:table-cell office:value-type="float" office:value="46.07932" calcext:value-type="float">
            <text:p>46,07932</text:p>
          </table:table-cell>
          <table:table-cell office:value-type="float" office:value="0.899999976158142" calcext:value-type="float">
            <text:p>0,89999997615814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91.9835389" calcext:value-type="float">
            <text:p>91,9835389</text:p>
          </table:table-cell>
          <table:table-cell office:value-type="float" office:value="2.5" calcext:value-type="float">
            <text:p>2,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401.5050644" calcext:value-type="float">
            <text:p>401,5050644</text:p>
          </table:table-cell>
          <table:table-cell office:value-type="float" office:value="5.7295457" calcext:value-type="float">
            <text:p>5,7295457</text:p>
          </table:table-cell>
          <table:table-cell office:value-type="float" office:value="1" calcext:value-type="float">
            <text:p>1</text:p>
          </table:table-cell>
          <table:table-cell office:value-type="float" office:value="0.9378822" calcext:value-type="float">
            <text:p>0,9378822</text:p>
          </table:table-cell>
          <table:table-cell office:value-type="float" office:value="44.91989" calcext:value-type="float">
            <text:p>44,91989</text:p>
          </table:table-cell>
          <table:table-cell office:value-type="float" office:value="2.5" calcext:value-type="float">
            <text:p>2,5</text:p>
          </table:table-cell>
          <table:table-cell office:value-type="float" office:value="46.07932" calcext:value-type="float">
            <text:p>46,07932</text:p>
          </table:table-cell>
          <table:table-cell office:value-type="float" office:value="0.9" calcext:value-type="float">
            <text:p>0,9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394.2884208" calcext:value-type="float">
            <text:p>394,2884208</text:p>
          </table:table-cell>
          <table:table-cell office:value-type="float" office:value="2.5" calcext:value-type="float">
            <text:p>2,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table:number-columns-repeated="4"/>
          <table:table-cell office:value-type="float" office:value="44.91989" calcext:value-type="float">
            <text:p>44,91989</text:p>
          </table:table-cell>
          <table:table-cell office:value-type="float" office:value="2.5" calcext:value-type="float">
            <text:p>2,5</text:p>
          </table:table-cell>
          <table:table-cell office:value-type="float" office:value="46.07932" calcext:value-type="float">
            <text:p>46,0793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.1" calcext:value-type="float">
            <text:p>0,1</text:p>
          </table:table-cell>
          <table:table-cell office:value-type="float" office:value="417.8345847" calcext:value-type="float">
            <text:p>417,8345847</text:p>
          </table:table-cell>
          <table:table-cell office:value-type="float" office:value="2.5" calcext:value-type="float">
            <text:p>2,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election Tim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39" calcext:value-type="float">
            <text:p>0,39</text:p>
          </table:table-cell>
          <table:table-cell table:formula="of:=[.B2]" office:value-type="float" office:value="1.5200872" calcext:value-type="float">
            <text:p>1,5200872</text:p>
          </table:table-cell>
          <table:table-cell table:formula="of:=[.B5]" office:value-type="float" office:value="2.6305009" calcext:value-type="float">
            <text:p>2,6305009</text:p>
          </table:table-cell>
          <table:table-cell table:formula="of:=AVERAGE([.B8:.B9])" office:value-type="float" office:value="14.9313377" calcext:value-type="float">
            <text:p>14,9313377</text:p>
          </table:table-cell>
          <table:table-cell table:style-name="ce2" table:formula="of:=AVERAGE([.E35:.G35])" office:value-type="float" office:value="6.36064193333333" calcext:value-type="float">
            <text:p>6,3606419333333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.17" calcext:value-type="float">
            <text:p>1,17</text:p>
          </table:table-cell>
          <table:table-cell table:formula="of:=AVERAGE([.B11:.B13])" office:value-type="float" office:value="5.94644456666667" calcext:value-type="float">
            <text:p>5,94644456666667</text:p>
          </table:table-cell>
          <table:table-cell table:formula="of:=AVERAGE([.B14:.B16])" office:value-type="float" office:value="1.85851396666667" calcext:value-type="float">
            <text:p>1,85851396666667</text:p>
          </table:table-cell>
          <table:table-cell table:formula="of:=AVERAGE([.B17:.B19])" office:value-type="float" office:value="3.0304693" calcext:value-type="float">
            <text:p>3,0304693</text:p>
          </table:table-cell>
          <table:table-cell table:style-name="ce2" table:formula="of:=AVERAGE([.E36:.G36])" office:value-type="float" office:value="3.61180927777778" calcext:value-type="float">
            <text:p>3,611809277777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.96" calcext:value-type="float">
            <text:p>1,96</text:p>
          </table:table-cell>
          <table:table-cell table:formula="of:=AVERAGE([.B20:.B22])" office:value-type="float" office:value="2.5287154" calcext:value-type="float">
            <text:p>2,5287154</text:p>
          </table:table-cell>
          <table:table-cell table:formula="of:=AVERAGE([.B23:.B25])" office:value-type="float" office:value="2.29001306666667" calcext:value-type="float">
            <text:p>2,29001306666667</text:p>
          </table:table-cell>
          <table:table-cell table:formula="of:=AVERAGE([.B26:.B27])" office:value-type="float" office:value="4.4803263" calcext:value-type="float">
            <text:p>4,4803263</text:p>
          </table:table-cell>
          <table:table-cell table:style-name="ce2" table:formula="of:=AVERAGE([.E37:.G37])" office:value-type="float" office:value="3.09968492222222" calcext:value-type="float">
            <text:p>3,0996849222222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formula="of:=AVERAGE([.E35:.E37])" office:value-type="float" office:value="3.33174905555556" calcext:value-type="float">
            <text:p>3,33174905555556</text:p>
          </table:table-cell>
          <table:table-cell table:style-name="ce2" table:formula="of:=AVERAGE([.F35:.F37])" office:value-type="float" office:value="2.25967597777778" calcext:value-type="float">
            <text:p>2,25967597777778</text:p>
          </table:table-cell>
          <table:table-cell table:style-name="ce2" table:formula="of:=AVERAGE([.G35:.G37])" office:value-type="float" office:value="7.4807111" calcext:value-type="float">
            <text:p>7,4807111</text:p>
          </table:table-cell>
          <table:table-cell table:style-name="ce3" table:formula="of:=AVERAGE([.H35:.H37])" office:value-type="float" office:value="4.35737871111111" calcext:value-type="float">
            <text:p>4,35737871111111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o Result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0.39" calcext:value-type="float">
            <text:p>0,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SUM([.E44:.G44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.17" calcext:value-type="float">
            <text:p>1,1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SUM([.E45:.G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1.96" calcext:value-type="float">
            <text:p>1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SUM([.E46:.G4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table:formula="of:=SUM([.E44:.E46])" office:value-type="float" office:value="2" calcext:value-type="float">
            <text:p>2</text:p>
          </table:table-cell>
          <table:table-cell table:style-name="ce2" table:formula="of:=SUM([.F44:.F46])" office:value-type="float" office:value="2" calcext:value-type="float">
            <text:p>2</text:p>
          </table:table-cell>
          <table:table-cell table:style-name="ce2" table:formula="of:=SUM([.G44:.G46])" office:value-type="float" office:value="2" calcext:value-type="float">
            <text:p>2</text:p>
          </table:table-cell>
          <table:table-cell table:style-name="ce2" table:formula="of:=SUM([.H44:.H46])" office:value-type="float" office:value="6" calcext:value-type="float">
            <text:p>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log_Selection_030617_192526.A1:log_Selection_030617_192526.N28" table:display-filter-buttons="tru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3T21:05:43.262000000</dc:date>
    <meta:editing-duration>PT1M41S</meta:editing-duration>
    <meta:editing-cycles>1</meta:editing-cycles>
    <meta:document-statistic meta:table-count="1" meta:cell-count="434" meta:object-count="0"/>
    <meta:generator>LibreOffice/5.2.6.2$Windows_x86 LibreOffice_project/a3100ed2409ebf1c212f5048fbe377c281438fdc</meta:generator>
  </office:meta>
</office:document-meta>
</file>